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INPro-CondensedMedium" svg:font-family="DINPro-CondensedMedium, serif"/>
    <style:font-face style:name="DejaVu Sans" svg:font-family="'DejaVu Sans'" style:font-family-generic="system" style:font-pitch="variable"/>
    <style:font-face style:name="GoogleSans-Regular" svg:font-family="GoogleSans-Regular, serif"/>
    <style:font-face style:name="Noto Sans" svg:font-family="'Noto Sans'" style:font-family-generic="swiss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2501b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f4f4f" loext:opacity="100%" style:font-name="GoogleSans-Regular" fo:font-size="14pt" fo:letter-spacing="normal" fo:font-style="normal" fo:font-weight="normal" officeooo:paragraph-rsid="0002501b"/>
    </style:style>
    <style:style style:name="P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2f4f4f" loext:opacity="100%" style:font-name="GoogleSans-Regular" fo:letter-spacing="normal" fo:font-style="normal" fo:font-weight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f4f4f" loext:opacity="100%" style:font-name="DINPro-CondensedMedium" fo:font-size="14.25pt" fo:letter-spacing="0.0102in" fo:font-style="normal" fo:font-weight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GoogleSans-Regular" fo:font-size="30pt" fo:letter-spacing="normal" fo:font-style="normal" fo:font-weight="normal" officeooo:paragraph-rsid="0002501b"/>
    </style:style>
    <style:style style:name="P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000000" loext:opacity="100%" style:font-name="GoogleSans-Regular" fo:font-size="30pt" fo:letter-spacing="normal" fo:font-style="normal" fo:font-weight="normal"/>
    </style:style>
    <style:style style:name="T2" style:family="text">
      <style:text-properties fo:font-variant="normal" fo:text-transform="none" fo:color="#2f4f4f" loext:opacity="100%" style:font-name="DINPro-CondensedMedium" fo:font-size="14.25pt" fo:letter-spacing="0.0102in" fo:font-style="normal" fo:font-weight="normal"/>
    </style:style>
    <style:style style:name="T3" style:family="text">
      <style:text-properties fo:font-variant="normal" fo:text-transform="none" fo:color="#2f4f4f" loext:opacity="100%" style:font-name="GoogleSans-Regular" fo:letter-spacing="normal" fo:font-style="normal" fo:font-weight="normal"/>
    </style:style>
    <style:style style:name="T4" style:family="text">
      <style:text-properties fo:font-variant="normal" fo:text-transform="none" fo:color="#2f4f4f" loext:opacity="100%" style:font-name="GoogleSans-Regular" fo:letter-spacing="0.0102in" fo:font-style="normal" fo:font-weight="normal"/>
    </style:style>
    <style:style style:name="T5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-start text:name="__DdeLink__150_2318265199"/>CRAB HARVESTER 60M/</text:p>
      <text:p text:style-name="P6">КРАБОЛОВ 60М </text:p>
      <text:p text:style-name="P3">Судно <text:span text:style-name="T5">КРАБОЛОВ</text:span> предназначено для ловли всех видов крабов с использованием конических ловушек, закрепленных на хребтине. Судно закрытого концепта, предназначенное для выборки крабовых ловушек классическим методом с борта судна через большое боковое открытие с гидравлическим приводом на правом борту судна. Корпус выполнен в форме <text:span text:style-name="T5">Enduro™ Bow</text:span>, обеспечивая различные преимущества конструкции, включая повышенный комфорт для экипажа. Зона переработки представляет собой полностью открытое пространство без опорных пиллерсов.</text:p>
      <text:p text:style-name="P3"/>
      <text:p text:style-name="P4">Зона полной переработки краба площадью 360м².</text:p>
      <text:p text:style-name="P4">Вместимость трюма ~ 650м³.</text:p>
      <text:p text:style-name="P4"/>
      <text:p text:style-name="P4"><text:span text:style-name="T5">Видами промысловых рыб являются:</text:span> различные виды краба.</text:p>
      <text:p text:style-name="P4"/>
      <text:p text:style-name="P4"><text:span text:style-name="T5">Виды и способы переработки:</text:span> переработка выловленного краба с методом воздушной заморозки в варено-мороженые и сыро-мороженые продукты разных видов.</text:p>
      <text:p text:style-name="P1"/>
      <text:p text:style-name="P3">The vessel <text:span text:style-name="T5">Crab Harvester</text:span> is a closed concept vessel, arranged for retrieving crab pots conventionally from side of the vessel through a large hydraulic operated side opening on SB side of the vessel. The hull is designed with the <text:span text:style-name="T5">Enduro™ Bow</text:span>, bulbous bow shape providing various behavioural benefits from the design, including increased comfort for a crew. The processing deck is a completely open space with no support pillars.</text:p>
      <text:p text:style-name="P3"/>
      <text:p text:style-name="P4">Full Crab processing area 360m².</text:p>
      <text:p text:style-name="P4">Fish hold capacity ~ 650m³.</text:p>
      <text:p text:style-name="P4"/>
      <text:p text:style-name="P4"><text:span text:style-name="T5">Fish species:</text:span> different species of crab.</text:p>
      <text:p text:style-name="P4"/>
      <text:p text:style-name="P4"><text:span text:style-name="T5">Methods and types of processing:</text:span> processing of harvested crab by air freezing into cooked-frozen and raw-frozen products of various types.</text:p>
      <text:p text:style-name="P4"/>
      <text:p text:style-name="P4"/>
      <text:p text:style-name="P7"><text:bookmark-start text:name="__DdeLink__98_2364180599"/><text:soft-page-break/><text:span text:style-name="T2">LENGTH</text:span><text:span text:style-name="T3"> <text:s/>59</text:span><text:span text:style-name="T2">.63m</text:span> </text:p>
      <text:p text:style-name="P7"><text:span text:style-name="T2">WIDTH </text:span> 14<text:span text:style-name="T2">.00m</text:span> </text:p>
      <text:p text:style-name="P7"><text:span text:style-name="T2">DRAFT </text:span><text:span text:style-name="T3"> 6</text:span><text:span text:style-name="T4">.50 </text:span><text:span text:style-name="T2">m</text:span> </text:p>
      <text:p text:style-name="P2"><text:span text:style-name="T2">VESSEL SPEED</text:span> <text:s/>14 <text:span text:style-name="T2">kn</text:span></text:p>
      <text:p text:style-name="P5">NUMBER of CREW 32 ppl <text:bookmark-end text:name="__DdeLink__98_2364180599"/><text:bookmark-end text:name="__DdeLink__150_2318265199"/></text:p>
      <text:p text:style-name="Standard"/>
      <text:p text:style-name="P1"/>
      <text:p text:style-name="P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INPro-CondensedMedium" svg:font-family="DINPro-CondensedMedium, serif"/>
    <style:font-face style:name="DejaVu Sans" svg:font-family="'DejaVu Sans'" style:font-family-generic="system" style:font-pitch="variable"/>
    <style:font-face style:name="GoogleSans-Regular" svg:font-family="GoogleSans-Regular, serif"/>
    <style:font-face style:name="Noto Sans" svg:font-family="'Noto Sans'" style:font-family-generic="swiss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Carlito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Carlito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Contents" style:display-name="List Contents" style:family="paragraph" style:parent-style-name="Standard" style:class="html">
      <style:paragraph-properties fo:margin-left="0.3937i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rlito1" fo:font-family="Carlito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1:07:36.655507618</meta:creation-date>
    <dc:date>2024-08-20T15:42:24.325145844</dc:date>
    <meta:editing-duration>PT14M39S</meta:editing-duration>
    <meta:editing-cycles>4</meta:editing-cycles>
    <meta:generator>Collabora_Office/24.04.4.2$Linux_X86_64 LibreOffice_project/3709158c476d3931713e1be652f02aae1db91dd3</meta:generator>
    <meta:document-statistic meta:table-count="0" meta:image-count="0" meta:object-count="0" meta:page-count="2" meta:paragraph-count="17" meta:word-count="233" meta:character-count="1575" meta:non-whitespace-character-count="1358"/>
  </office:meta>
</office:document-meta>
</file>